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ff3333" style:font-name="Verdana" fo:font-size="14pt" style:font-name-asian="Arial1" style:font-size-asian="14pt" style:font-name-complex="Arial1" style:font-size-complex="14pt"/>
    </style:style>
    <style:style style:name="P2" style:family="paragraph" style:parent-style-name="Standard">
      <style:text-properties style:font-name="Verdana"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style:font-name="Verdana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Verdana" fo:font-size="14pt" style:font-name-asian="Arial1" style:font-size-asian="14pt" style:font-name-complex="Arial1" style:font-size-complex="14pt"/>
    </style:style>
    <style:style style:name="P5" style:family="paragraph" style:parent-style-name="Standard">
      <style:paragraph-properties style:text-autospace="none"/>
      <style:text-properties style:font-name="Verdana" fo:font-size="14pt" style:font-name-asian="Arial1" style:font-size-asian="14pt" style:font-name-complex="Arial1" style:font-size-complex="14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Verdana" fo:font-size="14pt" style:font-name-asian="Arial1" style:font-size-asian="14pt" style:font-name-complex="Arial1" style:font-size-complex="14pt"/>
    </style:style>
    <style:style style:name="P7" style:family="paragraph" style:parent-style-name="Standard">
      <style:paragraph-properties style:text-autospace="none"/>
      <style:text-properties fo:color="#000000" style:font-name="Verdana" fo:font-size="14pt" style:font-name-asian="Arial1" style:font-size-asian="14pt" style:font-name-complex="Arial1" style:font-size-complex="14pt"/>
    </style:style>
    <style:style style:name="P8" style:family="paragraph" style:parent-style-name="Standard">
      <style:paragraph-properties style:text-autospace="none"/>
      <style:text-properties style:font-name="Verdana" fo:font-size="14pt" officeooo:paragraph-rsid="0017c4fc" style:font-size-asian="14pt" style:font-size-complex="14pt"/>
    </style:style>
    <style:style style:name="T1" style:family="text">
      <style:text-properties fo:color="#ff3333" style:font-name-asian="Arial1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style:font-name-asian="Arial1" style:font-name-complex="Arial1"/>
    </style:style>
    <style:style style:name="T4" style:family="text">
      <style:text-properties fo:color="#000000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5" style:family="text">
      <style:text-properties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6" style:family="text">
      <style:text-properties fo:font-style="italic" style:font-name-asian="Arial1" style:font-style-asian="italic" style:font-name-complex="Arial1" style:font-style-complex="italic"/>
    </style:style>
    <style:style style:name="T7" style:family="text">
      <style:text-properties style:font-name-asian="Arial1" style:font-name-complex="Arial1"/>
    </style:style>
    <style:style style:name="T8" style:family="text">
      <style:text-properties officeooo:rsid="00140b29" style:font-name-asian="Arial1" style:font-name-complex="Arial1"/>
    </style:style>
    <style:style style:name="T9" style:family="text">
      <style:text-properties officeooo:rsid="00108034" style:font-name-asian="Arial1" style:font-name-complex="Arial1"/>
    </style:style>
    <style:style style:name="T10" style:family="text">
      <style:text-properties officeooo:rsid="0015b7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Übungsfragen zur Prüfungsvorbereitung 7<text:line-break/><text:line-break/>1. Wie können Sie sich mit fdisk alle Partitionen anzeigen lassen?<text:line-break/><text:line-break/><text:line-break/><text:line-break/>2. Welche Option benutzen Sie bei GRUB Legacy um einzustellen wie lange das GRUB-Menü sichtbar ist?<text:line-break/><text:line-break/><text:span text:style-name="T3">hidemenu</text:span></text:p>
      <text:p text:style-name="P6">splash</text:p>
      <text:p text:style-name="P6">timeout</text:p>
      <text:p text:style-name="P3"><text:span text:style-name="T7">showmenu<text:line-break/><text:line-break/>3. Mit welchem Befehl werden installierte rpm-Pakete angezeigt?<text:line-break/><text:line-break/><text:line-break/><text:line-break/>4. Mit welchem Befehl können Sie ein rpm-Paket herunterladen ohne es zu installieren?<text:line-break/><text:line-break/>yum downlo</text:span><text:span text:style-name="T3">ad --no-install kernel</text:span></text:p>
      <text:p text:style-name="P6">yumdownloader kernel</text:p>
      <text:p text:style-name="P6">rpm --download --package kernel</text:p>
      <text:p text:style-name="P7">rpmdownload kernel<text:line-break/><text:line-break/>5. Welche 3 Informationen beachtet rpm -v <text:line-break/><text:line-break/>Zeitstempel</text:p>
      <text:p text:style-name="P6">MD5 Checksummen</text:p>
      <text:p text:style-name="P6">Inode Nummern</text:p>
      <text:p text:style-name="P6">Dateigröße</text:p>
      <text:p text:style-name="P3"><text:span text:style-name="T3">Signaturen</text:span><text:span text:style-name="T7"><text:line-break/><text:line-break/>6. Welche Option müssen Sie bei dpkg anhängen um ein Paket inkl. Der Konfigurationsdateien zu entfernen?<text:line-break/><text:line-break/><text:line-break/><text:line-break/>7. Wenn Sie in der Kommandozeile 1&gt;&amp;2 hinter ein Kommando schreiben bedeutet das...<text:line-break/><text:line-break/></text:span><text:soft-page-break/><text:span text:style-name="T7">standard error to standard input</text:span></text:p>
      <text:p text:style-name="P4">standard input to standard error</text:p>
      <text:p text:style-name="P6">standard output to standard error</text:p>
      <text:p text:style-name="P4">standard error to standard output</text:p>
      <text:p text:style-name="P3"><text:span text:style-name="T7">standard output to standard input<text:line-break/><text:line-break/>8. Sie möchten sich aus der Datei /etc/passwd die Benutzernamen anzeigen lassen. Wie können Sie das mit dem Befehl cut realisieren?<text:line-break/><text:line-break/></text:span><text:span text:style-name="T1"><text:line-break/><text:line-break/></text:span><text:span text:style-name="T3">9. Wie ändern Sie den Befehl aus Aufgabe 8 wenn Sie zusätzlich noch die Benutzergruppe (Spalte 4) auslesen wollen?</text:span><text:span text:style-name="T1"><text:line-break/><text:line-break/><text:line-break/><text:line-break/></text:span><text:span text:style-name="T3">10. Auf Ihrem System befinden sich viele Ordner mit vielen Unterverzeichnissen. Welche Option beim find-Befehl schränkt die Suche auf eine bestimmte Anzahl von Unterverzeichnissen ein?</text:span><text:span text:style-name="T1"><text:line-break/><text:line-break/></text:span><text:span text:style-name="T3">-maxdepth</text:span><text:span text:style-name="T1"><text:line-break/></text:span><text:span text:style-name="T3">-n<text:line-break/>-maxdir<text:line-break/>-maxlevel<text:line-break/><text:line-break/>11. Es läuft ein Prozess mit der PID 12300. Wie beenden Sie den Prozess mit dem kill-Befehl wenn Sie dem Prozess erlauben wollen vor dem beenden „aufzuräumen“?<text:line-break/><text:line-break/><text:line-break/><text:line-break/>12. Was ist das maximale nice-Wert den Sie einem Prozess geben können?<text:line-break/><text:line-break/><text:line-break/><text:line-break/>13. Welcher nice-Wert gibt einem Prozess die höchste Priorität?<text:line-break/><text:line-break/><text:line-break/><text:line-break/>14. Ein Benutzer hat versehentlich ein Verzeichnis mit dem Namen </text:span><text:soft-page-break/><text:span text:style-name="T4">\dir</text:span><text:span text:style-name="T3"> in seinem Home-Verzeichnis angelegt. Mit welchem Kommando entfernen Sie dieses Verzeichnis?<text:line-break/><text:line-break/>rmdir '~/\dir'</text:span></text:p>
      <text:p text:style-name="P4">rmdir "~/\dir"</text:p>
      <text:p text:style-name="P4">rmdir ~/'dir'</text:p>
      <text:p text:style-name="P4">rmdir ~/\dir</text:p>
      <text:p text:style-name="P8"><text:span text:style-name="T3">rmdir ~/\\dir</text:span><text:span text:style-name="T7"><text:line-break/><text:line-break/>15. Welche Ausgabe sehen Sie nach folgendem Kommando?<text:line-break/>echo „Hallo Welt“ | tr -d hW <text:line-break/><text:line-break/><text:line-break/><text:line-break/>16. </text:span><text:span text:style-name="T9">In welcher Datei</text:span><text:span text:style-name="T7"> im Benutzer-Home-Verzeichnis ist die bash history gespeichert?<text:line-break/><text:line-break/><text:line-break/><text:line-break/>17. Die Datei blablub enthält mehrere Zeilen, in denen ein / am Ende der Zeile steht, welches Sie nicht sehen möchten. Ergänzen Sie die Kommandozeile<text:line-break/><text:line-break/></text:span><text:span text:style-name="T8">cat blablub</text:span><text:span text:style-name="T1"><text:line-break/></text:span><text:span text:style-name="T7"><text:line-break/><text:line-break/>18. In der Datei </text:span><text:span text:style-name="T5">Nutzernamen</text:span><text:span text:style-name="T7"> haben Sie den Namen Heike stets klein geschrieben. Wie können Sie das mit sed lösen und in eine neue Datei </text:span><text:span text:style-name="T5">Nutzernamen_gross</text:span><text:span text:style-name="T7"> schreiben<text:line-break/><text:line-break/><text:line-break/><text:line-break/>19. Was bedeutet folgender Befehl?<text:line-break/></text:span><text:span text:style-name="T6">nice -5 /usr/bin/programm</text:span><text:span text:style-name="T7"><text:line-break/><text:line-break/>/usr/bin/prog wird mit einer Priorität von -5 ausgeführt</text:span></text:p>
      <text:p text:style-name="P5">/usr/bin/prog wird mit einer Priorität von 5 ausgeführt<text:line-break/>/usr/bin/prog wird mit nicelevel -5 ausgeführt</text:p>
      <text:p text:style-name="P1"><text:span text:style-name="T2">/usr/bin/prog wird mit nicelevel 5 ausgeführt<text:line-break/><text:line-break/>20. Wenn Sie ein Programm mit nice ohne Optionen starten, welches nicelevel hat das Programm dann?</text:span><text:line-break/><text:soft-page-break/><text:line-break/></text:p>
      <text:p text:style-name="P4"/>
      <text:p text:style-name="P4">21. Wenn Sie Strg + c drücken wird welches Signal zum Prozess gesendet?<text:line-break/><text:line-break/><text:line-break/><text:span text:style-name="T10">Bonusfrage:<text:line-break/><text:line-break/>Nennen Sie Möglichkeiten zu verhindern das sich Benutzer anmelden, damit Sie Wartungsarbeiten am System durchführen können. <text:s text:c="2"/></text:span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12:27:34.79</meta:creation-date>
    <dc:date>2020-01-30T07:48:45.660000000</dc:date>
    <meta:editing-duration>PT3H57M22S</meta:editing-duration>
    <meta:editing-cycles>7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22" meta:word-count="450" meta:character-count="3057" meta:non-whitespace-character-count="2569"/>
  </office:meta>
</office:document-meta>
</file>